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ktisuunitelma: Tetris</text:p>
      <text:p text:style-name="Standard"/>
      <text:p text:style-name="Standard">aihe: Tetris peli siten että se on mahdollisimman laajennettava, eli että halutessaan peliä voidaan pelata erikokoisilla kentillä ja uusia nappuloita joita ei yleensä ole Tetriksessä voi tehdä lisää helposti.</text:p>
      <text:p text:style-name="Standard"/>
      <text:p text:style-name="Standard">Toiminnallisuus:</text:p>
      <text:p text:style-name="Standard"/>
      <text:list xml:id="list30368324" text:style-name="L1">
        <text:list-item>
          <text:p text:style-name="P1">pelaaja: pelaa peli, siirrä nappulaa oikealle, vasemmalle, alas tai pyöritä nappulaa</text:p>
        </text:list-item>
        <text:list-item>
          <text:p text:style-name="P1">ylläpitäjä: helppo lisätä uusi nappula peliin, täytyy vain määritellä kyseiselle nappullalle oma luokka ja miten se pyörii kun ”pyöri” toimintoa painetaan</text:p>
        </text:list-item>
      </text:list>
      <text:p text:style-name="Standard"/>
      <text:p text:style-name="Standard">Luokkarakene:</text:p>
      <text:p text:style-name="Standard"/>
      <text:p text:style-name="Standard">Ohessa lista alustavista luokista joita tarvitaan Tetriksessä sekä karkea kuvaus luokalta edellytettävästä toiminnallisuudesta.</text:p>
      <text:p text:style-name="Standard"/>
      <text:p text:style-name="Standard">Luokka: Pelilauta</text:p>
      <text:p text:style-name="Standard"><text:s/></text:p>
      <text:list xml:id="list30387876" text:style-name="L2">
        <text:list-item>
          <text:p text:style-name="P2">luo annetuilla parametreilla int array taulukon joka toimii pelilautana</text:p>
        </text:list-item>
        <text:list-item>
          <text:p text:style-name="P2">nappula ilmoitetaan arvolla 1 taulukossa</text:p>
        </text:list-item>
        <text:list-item>
          <text:p text:style-name="P2">möykky ilmoitetaan arvolla 3 taulukossa</text:p>
        </text:list-item>
        <text:list-item>
          <text:p text:style-name="P2">pelikentän rajat ilmoitetaan arvolla 5-7 taulukossa</text:p>
        </text:list-item>
        <text:list-item>
          <text:p text:style-name="P2">pelilauta komentaa nappulaa siirtymään oikealle, vasemmalle, alas. Pelilauta myös tutkii onko kyseinen siirto mahdollista. Näissä operaatioissa pelilauta käyttää apunaan myös nappulan ja palasen metodeja.</text:p>
        </text:list-item>
        <text:list-item>
          <text:p text:style-name="P2">Pelilauta muutta ei-aktiivisen nappulan möykyksi</text:p>
        </text:list-item>
        <text:list-item>
          <text:p text:style-name="P2">pelilauta tutkii onko peli ohi</text:p>
        </text:list-item>
        <text:list-item>
          <text:p text:style-name="P2">pelilauta tutkii onko rysäytettävää pelilaudalla</text:p>
        </text:list-item>
        <text:list-item>
          <text:p text:style-name="P2">jos rysäytettävää on pelilauta rysäyttää möykkyä pienemmäksi</text:p>
        </text:list-item>
        <text:list-item>
          <text:p text:style-name="P2">pelilauta tutkii onko peli ohi</text:p>
        </text:list-item>
      </text:list>
      <text:p text:style-name="Standard"/>
      <text:p text:style-name="Standard">Luokka: Nappula</text:p>
      <text:p text:style-name="Standard"/>
      <text:list xml:id="list30501944" text:style-name="L3">
        <text:list-item>
          <text:p text:style-name="P3">abstrakti yli-luokka kaikille pelinappuloille</text:p>
        </text:list-item>
        <text:list-item>
          <text:p text:style-name="P3">tutkii onko nappula elossa</text:p>
        </text:list-item>
        <text:list-item>
          <text:p text:style-name="P3">liikuttaa nappulan koordinaatteja oikealle, alas, vasemmalle</text:p>
        </text:list-item>
        <text:list-item>
          <text:p text:style-name="P3">muuttaa koordinaatteja</text:p>
        </text:list-item>
        <text:list-item>
          <text:p text:style-name="P3">kaikki oheiset metodit ovat samoja kaikille nappuloille</text:p>
        </text:list-item>
        <text:list-item>
          <text:p text:style-name="P3">muuttaa ekan neljän palasen tietoja =&gt; jos palasia enemmän/vähemmän ne pitää ottaa huomioon aliluokassa. Default nappulan koko siis 4, niin kuin oikeassa Tetriksessä, mutta mikään ei estä ohjelmoimasta erikokoisia nappuloita</text:p>
        </text:list-item>
        <text:list-item>
          <text:p text:style-name="P3">Aliluokassa tulee sitten määritellä miten nappula pyörii, tämä on ainoa toiminnallisuus mikä on eri jokaiselle nappulalle ja täten tämä metodi tullaan jättämään abstraktiksi.</text:p>
        </text:list-item>
      </text:list>
      <text:p text:style-name="Standard"/>
      <text:p text:style-name="Standard">Luokka: Palanen</text:p>
      <text:p text:style-name="Standard"><text:s/></text:p>
      <text:list xml:id="list30519224" text:style-name="L4">
        <text:list-item>
          <text:p text:style-name="P4">nappula koostuu 1-* palasesta. Perus Tetriksessä jokaisella nappulalla on neljä palasta. Tässä niitä voi olla enemmänkin</text:p>
        </text:list-item>
        <text:list-item>
          <text:p text:style-name="P4">Palasella on koordinaatit pelilaudalla</text:p>
          <text:p text:style-name="P4"/>
        </text:list-item>
      </text:list>
      <text:p text:style-name="Standard"><text:soft-page-break/>Luokka: Möykky</text:p>
      <text:p text:style-name="Standard"><text:s text:c="5"/></text:p>
      <text:list xml:id="list30545331" text:style-name="L5">
        <text:list-item>
          <text:p text:style-name="P5">Möykky ovat ne edelliset nappulat jotka ovat muuttuneet ohjaamattomiksi.</text:p>
        </text:list-item>
        <text:list-item>
          <text:p text:style-name="P5">Möykky lisää nappulan palaset itseensä</text:p>
        </text:list-item>
        <text:list-item>
          <text:p text:style-name="P5">Möykky voi tiputtaa annettuja rivejä itseään jos pelilauta niin käskee</text:p>
        </text:list-item>
      </text:list>
      <text:p text:style-name="Standard"/>
      <text:p text:style-name="Standard">Luokka: Kontrolli</text:p>
      <text:p text:style-name="Standard"><text:s/></text:p>
      <text:list xml:id="list30557162" text:style-name="L6">
        <text:list-item>
          <text:p text:style-name="P6">Tänne tulee pelin kulku logiikka, pisteet jne.</text:p>
        </text:list-item>
        <text:list-item>
          <text:p text:style-name="P6">Ei vielä selvää tässä vaiheessa tuleeko tänne myös graafisen käyttöliittymän ominaisuudet</text:p>
        </text:list-item>
      </text:list>
      <text:p text:style-name="Standard"/>
      <text:p text:style-name="Standard">Luokka: Next</text:p>
      <text:p text:style-name="Standard"/>
      <text:list xml:id="list30564415" text:style-name="L7">
        <text:list-item>
          <text:p text:style-name="P7">taulukko joka kertoo mikä nappula on seuraavaksi tulossa</text:p>
        </text:list-item>
      </text:list>
      <text:p text:style-name="Standard"/>
      <text:p text:style-name="Standard">Luokka: Kello</text:p>
      <text:p text:style-name="Standard"/>
      <text:list xml:id="list30582309" text:style-name="L8">
        <text:list-item>
          <text:list>
            <text:list-item>
              <text:p text:style-name="P8">kertoo kauanko on aikaa kunnes nappulaa taas tiputetaan pelilaudalla</text:p>
              <text:p text:style-name="P8"/>
            </text:list-item>
          </text:list>
        </text:list-item>
      </text:list>
      <text:p text:style-name="Standard"><text:s text:c="2"/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17T10:14:38.26</meta:creation-date>
    <meta:generator>OpenOffice.org/3.2$Win32 OpenOffice.org_project/320m18$Build-9502</meta:generator>
    <meta:document-statistic meta:table-count="0" meta:image-count="0" meta:object-count="0" meta:page-count="2" meta:paragraph-count="46" meta:word-count="351" meta:character-count="2594"/>
    <dc:date>2012-05-17T10:43:47.26</dc:date>
    <meta:editing-duration>PT00H29M14S</meta:editing-duration>
    <meta:editing-cycles>1</meta:editing-cycles>
  </office:meta>
</office:document-meta>
</file>